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7.196cm" style:use-optimal-column-width="false"/>
    </style:style>
    <style:style style:name="co2" style:family="table-column">
      <style:table-column-properties style:column-width="7.197cm" style:use-optimal-column-width="false"/>
    </style:style>
    <style:style style:name="ro1" style:family="table-row">
      <style:table-row-properties style:row-height="0.882cm"/>
    </style:style>
    <style:style style:name="ro2" style:family="table-row">
      <style:table-row-properties style:row-height="1.191cm"/>
    </style:style>
    <style:style style:name="ce1" style:family="table-cell">
      <style:graphic-properties draw:fill="solid" draw:fill-color="#1d86cd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ccd9ec" style:repeat="repeat" draw:textarea-vertical-align="top" fo:padding-top="0.127cm" fo:padding-bottom="0.127cm" fo:padding-left="0.254cm" fo:padding-right="0.254cm"/>
      <style:paragraph-properties fo:border="none"/>
    </style:style>
    <style:style style:name="ce3" style:family="table-cell">
      <style:graphic-properties style:repeat="repeat"/>
    </style:style>
    <style:style style:name="ce4" style:family="table-cell">
      <style:graphic-properties draw:fill="solid" draw:fill-color="#e7edf6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" style:family="paragraph">
      <style:text-properties fo:font-family="arial" style:font-family-generic="swiss"/>
    </style:style>
    <style:style style:name="T1" style:family="text">
      <style:text-properties fo:color="#ffffff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color="#00000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color="#000000" style:text-line-through-style="none" fo:font-family="Arial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font-family="arial" style:font-family-generic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Marcador de contenido 4" draw:style-name="standard" draw:layer="layout" svg:width="21.588cm" svg:height="16.892cm" svg:x="2.728cm" svg:y="1.773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Classes</text:span></text:p>
              </table:table-cell>
              <table:table-cell>
                <text:p text:style-name="P1"><text:span text:style-name="T1">Properties</text:span></text:p>
              </table:table-cell>
              <table:table-cell>
                <text:p text:style-name="P1"><text:span text:style-name="T1">Individuals</text:span></text:p>
              </table:table-cell>
            </table:table-row>
            <table:table-row table:style-name="ro1" table:default-cell-style-name="ce3">
              <table:table-cell table:style-name="ce2" table:number-columns-spanned="3">
                <text:p text:style-name="P1"><text:span text:style-name="T2">Classification</text:span></text:p>
              </table:table-cell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1"><text:span text:style-name="T3">rdf:Property</text:span></text:p>
              </table:table-cell>
              <table:table-cell>
                <text:p text:style-name="P1"><text:span text:style-name="T3">rdf:type</text:span></text:p>
              </table:table-cell>
              <table:table-cell/>
            </table:table-row>
            <table:table-row table:style-name="ro1" table:default-cell-style-name="ce3">
              <table:table-cell table:style-name="ce2" table:number-columns-spanned="3">
                <text:p text:style-name="P1"><text:span text:style-name="T2">Containers</text:span></text:p>
              </table:table-cell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1"><text:span text:style-name="T3">rdf:Bag</text:span></text:p>
              </table:table-cell>
              <table:table-cell>
                <text:p text:style-name="P2"><text:span text:style-name="T3">rdf:_1, rdf:_2, rdf:_3…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1"><text:span text:style-name="T3">rdf:Seq</text:span></text:p>
              </table:table-cell>
              <table:table-cell/>
              <table:table-cell/>
            </table:table-row>
            <table:table-row table:style-name="ro2" table:default-cell-style-name="ce4">
              <table:table-cell>
                <text:p text:style-name="P1"><text:span text:style-name="T3">rdf:Alt</text:span></text:p>
              </table:table-cell>
              <table:table-cell/>
              <table:table-cell/>
            </table:table-row>
            <table:table-row table:style-name="ro1" table:default-cell-style-name="ce3">
              <table:table-cell table:style-name="ce2" table:number-columns-spanned="3">
                <text:p text:style-name="P2"><text:span text:style-name="T2">Collections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>
                <text:p text:style-name="P2"><text:span text:style-name="T3">rdf:List</text:span></text:p>
              </table:table-cell>
              <table:table-cell>
                <text:p text:style-name="P1"><text:span text:style-name="T3">rdf:first</text:span></text:p>
              </table:table-cell>
              <table:table-cell>
                <text:p text:style-name="P1"><text:span text:style-name="T3">rdf:nil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1"><text:span text:style-name="T3">rdf:rest</text:span></text:p>
              </table:table-cell>
              <table:table-cell/>
            </table:table-row>
            <table:table-row table:style-name="ro1" table:default-cell-style-name="ce3">
              <table:table-cell table:style-name="ce4" table:number-columns-spanned="3">
                <text:p text:style-name="P1"><text:span text:style-name="T2">Reification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1"><text:span text:style-name="T3">rdf:Statement</text:span></text:p>
              </table:table-cell>
              <table:table-cell>
                <text:p text:style-name="P1"><text:span text:style-name="T3">rdf:subject</text:span></text:p>
              </table:table-cell>
              <table:table-cell/>
            </table:table-row>
            <table:table-row table:style-name="ro2" table:default-cell-style-name="ce4">
              <table:table-cell/>
              <table:table-cell>
                <text:p text:style-name="P1"><text:span text:style-name="T3">rdf:predicate</text:span></text:p>
              </table:table-cell>
              <table:table-cell/>
            </table:table-row>
            <table:table-row table:style-name="ro2" table:default-cell-style-name="ce2">
              <table:table-cell/>
              <table:table-cell>
                <text:p text:style-name="P1"><text:span text:style-name="T3">rdf:object</text:span></text:p>
              </table:table-cell>
              <table:table-cell/>
            </table:table-row>
            <table:table-row table:style-name="ro1" table:default-cell-style-name="ce3">
              <table:table-cell table:style-name="ce4" table:number-columns-spanned="3">
                <text:p text:style-name="P1"><text:span text:style-name="T2">Value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1"><text:span text:style-name="T3">rdf:XMLLiteral</text:span></text:p>
              </table:table-cell>
              <table:table-cell>
                <text:p text:style-name="P2"><text:span text:style-name="T3">rdf:valu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0.226cm" svg:height="0.962cm" svg:x="14cm" svg:y="19.038cm">
          <draw:text-box>
            <text:p text:style-name="P3"><text:span text:style-name="T4">(Raúl Garcia Castro, oeg-upm.ne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3-11T12:27:11</meta:creation-date>
    <dc:date>2013-03-11T12:29:08</dc:date>
    <dc:creator>Mikel Aranguren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